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teralTCPService.getGroupKeys( String cacheName , String grou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ateralTCPService.main( String args [ ]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LateralTCPService.get( String cacheName , Serializable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LateralTCPService.LateralTCPService( ITCPLateralCacheAttributes lc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LateralTCPService.getTcpLateralCache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TCPService.removeCacheListener( ICacheListener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ateralTCPService.removeCacheListener( String cacheName , ICacheListener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ateralTCPService.update( ICacheElement item , long requesterI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LateralTCPService.removeAll( String cacheName , long request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ateralTCPService.setListenerId( long listern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TCPService.getMatching( String cacheName , String patter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LateralTCPService.getMultiple( String cacheName , Set key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LateralTCPService.remove( String cacheName , Serializable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TCPService.addCacheListener( String cacheName , ICacheListener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ateralTCPService.removeAll( String cach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TCPService.setTcpLateralCacheAttributes( ITCPLateralCacheAttributes tcpLateralCache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TCPService.rel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ateralTCPService.getListene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TCPService.update( ICacheElement i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TCPService.get(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ateralTCPService.addCacheListener( ICacheListener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ateralTCPService.dispose( String cach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TCPService.remove( String cacheName , Serializable key , long request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